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222222" style:font-name="Arial1" fo:font-size="6pt" fo:language="en" fo:country="US" style:font-size-asian="6pt" style:font-name-complex="Arial2" style:font-size-complex="6pt"/>
    </style:style>
    <style:style style:name="P2" style:family="paragraph" style:parent-style-name="Standard" style:master-page-name="Standard">
      <style:paragraph-properties style:page-number="auto"/>
    </style:style>
    <style:style style:name="T1" style:family="text">
      <style:text-properties fo:color="#222222" style:font-name="Arial1" fo:font-size="6pt" fo:language="en" fo:country="US" style:font-size-asian="6pt" style:font-name-complex="Arial2" style:font-size-complex="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1">MIT APP VOICE RECOGNITION</text:span></text:p>
      <text:p text:style-name="P1"/>
      <text:p text:style-name="Standard"><text:a xlink:type="simple" xlink:href="https://www.dropbox.com/s/e1wjkqsgoqu1s3o/electrical_devices.ino?dl=0" text:style-name="Internet_20_link" text:visited-style-name="Visited_20_Internet_20_Link"><text:span text:style-name="T1">https://www.dropbox.com/s/e1wjkqsgoqu1s3o/electrical_devices.ino?dl=0</text:span></text:a></text:p>
      <text:p text:style-name="Standard"><text:span text:style-name="T1"><text:line-break/></text:span><text:a xlink:type="simple" xlink:href="https://www.dropbox.com/s/174zp3s8d60w5o8/Voiceandbutton.aia?dl=0" text:style-name="Internet_20_link" text:visited-style-name="Visited_20_Internet_20_Link">https://www.dropbox.com/s/174zp3s8d60w5o8/Voiceandbutton.aia?dl=0</text:a></text:p>
      <text:p text:style-name="Standard"><text:span text:style-name="T1"><text:line-break/></text:span><text:a xlink:type="simple" xlink:href="https://www.dropbox.com/s/2d5ibwbws0fe9ai/Voiceandbutton.apk?dl=0" text:style-name="Internet_20_link" text:visited-style-name="Visited_20_Internet_20_Link">https://www.dropbox.com/s/2d5ibwbws0fe9ai/Voiceandbutton.apk?dl=0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l" fo:country="GR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l" fo:country="GR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Νεκτάριος</meta:initial-creator>
    <dc:creator>nektarios kourakis</dc:creator>
    <meta:editing-cycles>2</meta:editing-cycles>
    <meta:creation-date>2021-04-17T06:03:00</meta:creation-date>
    <dc:date>2021-06-17T09:05:48.99</dc:date>
    <meta:editing-duration>PT5S</meta:editing-duration>
    <meta:generator>OpenOffice/4.1.7$Win32 OpenOffice.org_project/417m1$Build-9800</meta:generator>
    <meta:document-statistic meta:table-count="0" meta:image-count="0" meta:object-count="0" meta:page-count="1" meta:paragraph-count="4" meta:word-count="7" meta:character-count="22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